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tionale Qualifizierer</text:h>
      <text:p text:style-name="Text_20_body">Die Schlüsselwörter „var“ und „func“ sind optionale Qualifizierer. Sie können bei Variablen- bzw. Funktionsdeklarationen oder Zugriffen auf solche verwendet werden.</text:p>
      <text:p text:style-name="Text_20_body">integer value0 = 0;</text:p>
      <text:p text:style-name="Text_20_body">var integer value1 = 0;</text:p>
      <text:p text:style-name="Text_20_body">void test0 () { };</text:p>
      <text:p text:style-name="Text_20_body">func void test () { 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0T15:40:05.78</meta:creation-date>
    <meta:generator>OpenOffice.org/3.1$Win32 OpenOffice.org_project/310m11$Build-9399</meta:generator>
    <meta:document-statistic meta:table-count="0" meta:image-count="0" meta:object-count="0" meta:page-count="1" meta:paragraph-count="6" meta:word-count="44" meta:character-count="269"/>
    <dc:date>2010-06-10T15:42:07.24</dc:date>
    <meta:editing-duration>PT00H02M01S</meta:editing-duration>
    <meta:editing-cycles>1</meta:editing-cycles>
  </office:meta>
</office:document-meta>
</file>